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Ru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Run</text:h>
                    <text:list>
                        <text:list-item>
                            <text:h text:style-name="Heading_20_2" text:outline-level="2">Description</text:h>
                        </text:list-item>
                    </text:list>
                </text:list-item>
            </text:list>

            <text:p text:style-name="Standard">Runs a python script and sends the handle of the running script to the <text:span text:style-name="backtick">handle</text:span> output. This handle is used in the <text:span text:style-name="backtick">PythonEnd</text:span> Action if we want to stop a running Python script or in the <text:span text:style-name="backtick">PythonSendMessage</text:span> Action if we want to send a message from Flow to a Python script, and it is needed because several scripts can be started at some point and the running script is determined through this handle.</text:p>

            
                <text:list xml:id="list_PythonRun2" text:continue-numbering="true" text:continue-list="list_PythonRu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Run6" text:continue-numbering="true" text:style-name="Outline">
                                                <text:list-item>
                                                    <text:list>
                                                        <text:list-item>
                                                            <text:list>
                                                                <text:list-item>
                                                                    <text:h text:style-name="Heading_20_3" text:outline-level="3">
                                                                        Script source option
                                                                        <text:s text:c="4"/>
                                                                        <text:span text:style-name="T2">Enum</text:span>
                                                                    </text:h>
                                                                </text:list-item>
                                                            </text:list>
                                                        </text:list-item>
                                                    </text:list>
                                                </text:list-item>
                                            </text:list>
                                            <text:p text:style-name="Standard">The source of the python script can be specified in three ways:</text:p>
                    <text:list xml:id="list_PythonRun7" text:style-name="List_20_1">
                        
                        <text:list-item>
                            <text:p text:style-name="List_20_1_20_End">
                                Inline script
                            </text:p>
                            
                        </text:list-item>
                        
                    

                        <text:list-item>
                            <text:p text:style-name="List_20_1_20_End">
                                Inline script as expression
                            </text:p>
                            
                        </text:list-item>
                        
                    

                        <text:list-item>
                            <text:p text:style-name="List_20_1_20_End">
                                Script file
                            </text:p>
                            
                        </text:list-item>
                        
                    
                    </text:list>
                ,
                                            <text:list xml:id="list_PythonRun8" text:continue-numbering="true" text:continue-list="list_PythonRun6" text:style-name="Outline">
                                                <text:list-item>
                                                    <text:list>
                                                        <text:list-item>
                                                            <text:list>
                                                                <text:list-item>
                                                                    <text:h text:style-name="Heading_20_3" text:outline-level="3">
                                                                        Inline script
                                                                        <text:s text:c="4"/>
                                                                        <text:span text:style-name="T2">Python</text:span>
                                                                    </text:h>
                                                                </text:list-item>
                                                            </text:list>
                                                        </text:list-item>
                                                    </text:list>
                                                </text:list-item>
                                            </text:list>
                                            <text:p text:style-name="Standard">If <text:span text:style-name="backtick">Inline script</text:span> was selected for <text:span text:style-name="backtick">Script source option</text:span>, then the source code of the script should be entered here.</text:p>,
                                            <text:list xml:id="list_PythonRun9" text:continue-numbering="true" text:continue-list="list_PythonRun8" text:style-name="Outline">
                                                <text:list-item>
                                                    <text:list>
                                                        <text:list-item>
                                                            <text:list>
                                                                <text:list-item>
                                                                    <text:h text:style-name="Heading_20_3" text:outline-level="3">
                                                                        Inline script as expression
                                                                        <text:s text:c="4"/>
                                                                        <text:span text:style-name="T2">EXPRESSION (string)</text:span>
                                                                    </text:h>
                                                                </text:list-item>
                                                            </text:list>
                                                        </text:list-item>
                                                    </text:list>
                                                </text:list-item>
                                            </text:list>
                                            <text:p text:style-name="Standard">If <text:span text:style-name="backtick">Inline script as expression</text:span> was selected for <text:span text:style-name="backtick">Script source option</text:span>, then here you need to enter an expression that will return a string containing the source code of the script when evaluated.</text:p>,
                                            <text:list xml:id="list_PythonRun10" text:continue-numbering="true" text:continue-list="list_PythonRun9" text:style-name="Outline">
                                                <text:list-item>
                                                    <text:list>
                                                        <text:list-item>
                                                            <text:list>
                                                                <text:list-item>
                                                                    <text:h text:style-name="Heading_20_3" text:outline-level="3">
                                                                        Script file
                                                                        <text:s text:c="4"/>
                                                                        <text:span text:style-name="T2">EXPRESSION (string)</text:span>
                                                                    </text:h>
                                                                </text:list-item>
                                                            </text:list>
                                                        </text:list-item>
                                                    </text:list>
                                                </text:list-item>
                                            </text:list>
                                            <text:p text:style-name="Standard">If <text:span text:style-name="backtick">Script file' was selected for </text:span>Script source option', then the file path to the `.py' file should be entered here.</text:p>,
                                            <text:list xml:id="list_PythonRun11" text:continue-numbering="true" text:continue-list="list_PythonRun10" text:style-name="Outline">
                                                <text:list-item>
                                                    <text:list>
                                                        <text:list-item>
                                                            <text:list>
                                                                <text:list-item>
                                                                    <text:h text:style-name="Heading_20_3" text:outline-level="3">
                                                                        Python path
                                                                        <text:s text:c="4"/>
                                                                        <text:span text:style-name="T2">EXPRESSION (string)</text:span>
                                                                    </text:h>
                                                                </text:list-item>
                                                            </text:list>
                                                        </text:list-item>
                                                    </text:list>
                                                </text:list-item>
                                            </text:list>
                                            <text:p text:style-name="Standard">The full path to the python command. If the python command is already in the system path, then it can be set to an empty string, i.e. <text:span text:style-name="backt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Run12" text:continue-numbering="true" text:continue-list="list_PythonRun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Run13" text:continue-numbering="true" text:continue-list="list_PythonRun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ythonRun14" text:continue-numbering="true" text:continue-list="list_PythonRun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ythonRun15" text:continue-numbering="true" text:continue-list="list_PythonRun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Run16" text:continue-numbering="true" text:continue-list="list_PythonRun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PythonRun3" text:continue-numbering="true" text:continue-list="list_PythonRun2" text:style-name="Outline">
                    <text:list-item>
                        <text:list>
                            <text:list-item>
                                <text:h text:style-name="Heading_20_2" text:outline-level="2">Inputs</text:h>
                            </text:list-item>
                        </text:list>
                    </text:list-item>
                </text:list>

                
                            <text:list xml:id="list_PythonRun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PythonRun4" text:continue-numbering="true" text:continue-list="list_PythonRun3" text:style-name="Outline">
                    <text:list-item>
                        <text:list>
                            <text:list-item>
                                <text:h text:style-name="Heading_20_2" text:outline-level="2">Outputs</text:h>
                            </text:list-item>
                        </text:list>
                    </text:list-item>
                </text:list>

                
                            <text:list xml:id="list_PythonRun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PythonRun19" text:continue-numbering="true" text:style-name="Outline">
                                <text:list-item>
                                    <text:list>
                                        <text:list-item>
                                            <text:list>
                                                <text:list-item>
                                                    <text:h text:style-name="Heading_20_3" text:outline-level="3">
                                                        handle
                                                        <text:s text:c="4"/>
                                                        <text:span text:style-name="T2">DATA(integer) | OPTIONAL</text:span>
                                                    </text:h>
                                                </text:list-item>
                                            </text:list>
                                        </text:list-item>
                                    </text:list>
                                </text:list-item>
                            </text:list>
                            <text:p text:style-name="Standard">Returns the handle of the running script used in <text:span text:style-name="T1">PythonEnd</text:span> and <text:span text:style-name="T1">PythonSendMessage</text:span> Actions.</text:p>,
                            <text:list xml:id="list_PythonRun20" text:continue-numbering="true" text:style-name="Outline">
                                <text:list-item>
                                    <text:list>
                                        <text:list-item>
                                            <text:list>
                                                <text:list-item>
                                                    <text:h text:style-name="Heading_20_3" text:outline-level="3">
                                                        message
                                                        <text:s text:c="4"/>
                                                        <text:span text:style-name="T2">DATA(string) | OPTIONAL</text:span>
                                                    </text:h>
                                                </text:list-item>
                                            </text:list>
                                        </text:list-item>
                                    </text:list>
                                </text:list-item>
                            </text:list>
                            <text:p text:style-name="Standard">Everything that is printed to <text:span text:style-name="backtick">stdout</text:span> within the running Python script will be sent through this output. In this way, the python script sends a message to Flow, and if Flow wants to send a message to the Python script, then the <text:span text:style-name="T1">PythonSendMessage</text:span> Action should be used.</text:p>


            
                    <text:list xml:id="list_PythonRun5" text:continue-numbering="true" text:continue-list="list_PythonRun4" text:style-name="Outline">
                        <text:list-item>
                            <text:list>
                                <text:list-item>
                                    <text:h text:style-name="Heading_20_2" text:outline-level="2">Examples</text:h>
                                </text:list-item>
                            </text:list>
                        </text:list-item>
                    </text:list>
                    <text:p text:style-name="Standard"/>
                    
                    <text:list xml:id="list_PythonRun21" text:style-name="List_20_1">
                        
                        <text:list-item>
                            <text:p text:style-name="List_20_1_20_Start">
                                <text:span text:style-name="T1">Chart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